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Times New Roman" svg:font-family="'Times New Roman'"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0.5in" style:rel-column-width="720*"/>
    </style:style>
    <style:style style:name="Table2.B" style:family="table-column">
      <style:table-column-properties style:column-width="6.1931in" style:rel-column-width="8918*"/>
    </style:style>
    <style:style style:name="Table2.A1" style:family="table-cell">
      <style:table-cell-properties style:writing-mode="page"/>
    </style:style>
    <style:style style:name="P1" style:family="paragraph" style:parent-style-name="Heading_20_1">
      <style:paragraph-properties fo:line-height="115%"/>
      <style:text-properties officeooo:paragraph-rsid="000cd208"/>
    </style:style>
    <style:style style:name="P2" style:family="paragraph" style:parent-style-name="List_20_Paragraph">
      <style:paragraph-properties fo:line-height="115%"/>
      <style:text-properties officeooo:paragraph-rsid="000cd208"/>
    </style:style>
    <style:style style:name="P3" style:family="paragraph" style:parent-style-name="List_20_Paragraph">
      <style:paragraph-properties fo:line-height="115%" fo:break-before="page"/>
      <style:text-properties officeooo:paragraph-rsid="000cd208"/>
    </style:style>
    <style:style style:name="P4" style:family="paragraph" style:parent-style-name="Standard">
      <style:paragraph-properties fo:line-height="115%"/>
      <style:text-properties officeooo:paragraph-rsid="000cd208"/>
    </style:style>
    <style:style style:name="P5" style:family="paragraph" style:parent-style-name="List_20_Paragraph">
      <style:paragraph-properties fo:line-height="115%"/>
      <style:text-properties officeooo:paragraph-rsid="0011ac1d"/>
    </style:style>
    <style:style style:name="P6" style:family="paragraph" style:parent-style-name="List_20_Paragraph">
      <style:paragraph-properties fo:line-height="115%"/>
      <style:text-properties officeooo:paragraph-rsid="0014d80d"/>
    </style:style>
    <style:style style:name="P7" style:family="paragraph" style:parent-style-name="Heading_20_1">
      <style:paragraph-properties fo:line-height="115%"/>
      <style:text-properties officeooo:rsid="000cd208" officeooo:paragraph-rsid="000cd208"/>
    </style:style>
    <style:style style:name="P8" style:family="paragraph" style:parent-style-name="Heading_20_1">
      <style:paragraph-properties fo:line-height="115%"/>
      <style:text-properties officeooo:rsid="000fac98" officeooo:paragraph-rsid="000fac98"/>
    </style:style>
    <style:style style:name="P9" style:family="paragraph" style:parent-style-name="List_20_Paragraph">
      <style:paragraph-properties fo:line-height="115%"/>
      <style:text-properties officeooo:rsid="0014d80d" officeooo:paragraph-rsid="0014d80d"/>
    </style:style>
    <style:style style:name="P10" style:family="paragraph" style:parent-style-name="List_20_Paragraph">
      <style:paragraph-properties fo:line-height="115%"/>
      <style:text-properties officeooo:rsid="0015be01" officeooo:paragraph-rsid="0015be01"/>
    </style:style>
    <style:style style:name="P11" style:family="paragraph" style:parent-style-name="List_20_Paragraph">
      <style:paragraph-properties fo:line-height="115%"/>
      <style:text-properties officeooo:rsid="0015be01" officeooo:paragraph-rsid="001613bc"/>
    </style:style>
    <style:style style:name="P12" style:family="paragraph" style:parent-style-name="List_20_Paragraph">
      <style:paragraph-properties fo:line-height="115%"/>
      <style:text-properties officeooo:rsid="001613bc" officeooo:paragraph-rsid="001613bc"/>
    </style:style>
    <style:style style:name="P13" style:family="paragraph" style:parent-style-name="List_20_Paragraph">
      <style:paragraph-properties fo:line-height="115%"/>
      <style:text-properties officeooo:rsid="001c3db7" officeooo:paragraph-rsid="001c3db7"/>
    </style:style>
    <style:style style:name="P14" style:family="paragraph" style:parent-style-name="List_20_Paragraph">
      <style:paragraph-properties fo:line-height="115%"/>
      <style:text-properties officeooo:rsid="001e36c2" officeooo:paragraph-rsid="001e36c2"/>
    </style:style>
    <style:style style:name="P15" style:family="paragraph" style:parent-style-name="List_20_Paragraph">
      <style:paragraph-properties fo:line-height="115%"/>
      <style:text-properties officeooo:rsid="001f897e" officeooo:paragraph-rsid="001f897e"/>
    </style:style>
    <style:style style:name="P16" style:family="paragraph" style:parent-style-name="Table_20_Contents">
      <style:text-properties officeooo:rsid="0011ac1d" officeooo:paragraph-rsid="0011ac1d"/>
    </style:style>
    <style:style style:name="P17" style:family="paragraph" style:parent-style-name="Table_20_Contents">
      <style:text-properties fo:font-weight="bold" officeooo:rsid="0011ac1d" officeooo:paragraph-rsid="0011ac1d" style:font-weight-asian="bold" style:font-weight-complex="bold"/>
    </style:style>
    <style:style style:name="P18" style:family="paragraph" style:parent-style-name="Heading_20_2">
      <style:paragraph-properties fo:break-before="page"/>
    </style:style>
    <style:style style:name="P19" style:family="paragraph" style:parent-style-name="List_20_Paragraph" style:list-style-name="WWNum18">
      <style:paragraph-properties fo:line-height="115%"/>
      <style:text-properties officeooo:paragraph-rsid="00154ab6"/>
    </style:style>
    <style:style style:name="P20" style:family="paragraph" style:parent-style-name="List_20_Paragraph" style:list-style-name="WWNum18">
      <style:paragraph-properties fo:line-height="115%"/>
      <style:text-properties officeooo:paragraph-rsid="000cd208"/>
    </style:style>
    <style:style style:name="P21" style:family="paragraph" style:parent-style-name="List_20_Paragraph" style:list-style-name="WWNum18">
      <style:paragraph-properties fo:line-height="115%"/>
      <style:text-properties officeooo:paragraph-rsid="0010d2e1"/>
    </style:style>
    <style:style style:name="P22" style:family="paragraph" style:parent-style-name="List_20_Paragraph" style:list-style-name="WWNum18">
      <style:paragraph-properties fo:line-height="115%"/>
      <style:text-properties officeooo:paragraph-rsid="0017976c"/>
    </style:style>
    <style:style style:name="P23" style:family="paragraph" style:parent-style-name="List_20_Paragraph" style:list-style-name="WWNum18">
      <style:paragraph-properties fo:line-height="115%"/>
      <style:text-properties officeooo:paragraph-rsid="0013971f"/>
    </style:style>
    <style:style style:name="P24" style:family="paragraph" style:parent-style-name="List_20_Paragraph" style:list-style-name="WWNum18">
      <style:paragraph-properties fo:line-height="115%"/>
      <style:text-properties fo:font-weight="normal" officeooo:rsid="000ebc5c" officeooo:paragraph-rsid="00154ab6" style:font-weight-asian="normal" style:font-weight-complex="normal"/>
    </style:style>
    <style:style style:name="P25" style:family="paragraph" style:parent-style-name="List_20_Paragraph" style:list-style-name="WWNum18">
      <style:paragraph-properties fo:line-height="115%"/>
      <style:text-properties fo:font-style="italic" officeooo:rsid="000ebc5c" officeooo:paragraph-rsid="000cd208" style:font-style-asian="italic" style:font-style-complex="italic"/>
    </style:style>
    <style:style style:name="P26" style:family="paragraph" style:parent-style-name="List_20_Paragraph" style:list-style-name="WWNum18">
      <style:paragraph-properties fo:line-height="115%"/>
      <style:text-properties fo:font-style="italic" officeooo:rsid="000ebc5c" officeooo:paragraph-rsid="0017976c" style:font-style-asian="italic" style:font-style-complex="italic"/>
    </style:style>
    <style:style style:name="P27" style:family="paragraph" style:parent-style-name="List_20_Paragraph" style:list-style-name="WWNum18">
      <style:paragraph-properties fo:margin-left="0in" fo:margin-right="0in" fo:line-height="115%" fo:text-indent="0in" style:auto-text-indent="false"/>
      <style:text-properties fo:font-style="italic" officeooo:rsid="000ebc5c" officeooo:paragraph-rsid="0011ac1d" style:font-style-asian="italic" style:font-style-complex="italic"/>
    </style:style>
    <style:style style:name="P28" style:family="paragraph" style:parent-style-name="List_20_Paragraph">
      <style:paragraph-properties fo:line-height="115%"/>
      <style:text-properties fo:font-style="italic" officeooo:rsid="000ebc5c" officeooo:paragraph-rsid="0011ac1d" style:font-style-asian="italic" style:font-style-complex="italic"/>
    </style:style>
    <style:style style:name="P29" style:family="paragraph" style:parent-style-name="Table_20_Contents">
      <style:text-properties officeooo:rsid="00243cee" officeooo:paragraph-rsid="00243cee"/>
    </style:style>
    <style:style style:name="T1" style:family="text">
      <style:text-properties fo:font-style="italic" style:font-style-asian="italic" style:font-style-complex="italic"/>
    </style:style>
    <style:style style:name="T2" style:family="text">
      <style:text-properties fo:font-style="italic" officeooo:rsid="000ebc5c" style:font-style-asian="italic" style:font-style-complex="italic"/>
    </style:style>
    <style:style style:name="T3" style:family="text">
      <style:text-properties fo:font-style="italic" officeooo:rsid="000fac98" style:font-style-asian="italic" style:font-style-complex="italic"/>
    </style:style>
    <style:style style:name="T4" style:family="text">
      <style:text-properties fo:font-style="italic" officeooo:rsid="0010d2e1" style:font-style-asian="italic" style:font-style-complex="italic"/>
    </style:style>
    <style:style style:name="T5" style:family="text">
      <style:text-properties fo:font-style="italic" officeooo:rsid="0011ac1d" style:font-style-asian="italic" style:font-style-complex="italic"/>
    </style:style>
    <style:style style:name="T6" style:family="text">
      <style:text-properties fo:font-style="italic" officeooo:rsid="00188920" style:font-style-asian="italic" style:font-style-complex="italic"/>
    </style:style>
    <style:style style:name="T7" style:family="text">
      <style:text-properties officeooo:rsid="000ebc5c"/>
    </style:style>
    <style:style style:name="T8" style:family="text">
      <style:text-properties officeooo:rsid="0011ac1d"/>
    </style:style>
    <style:style style:name="T9" style:family="text">
      <style:text-properties officeooo:rsid="0013971f"/>
    </style:style>
    <style:style style:name="T10" style:family="text">
      <style:text-properties fo:font-weight="normal" style:font-weight-asian="normal" style:font-weight-complex="normal"/>
    </style:style>
    <style:style style:name="T11" style:family="text">
      <style:text-properties fo:font-weight="normal" officeooo:rsid="000ebc5c" style:font-weight-asian="normal" style:font-weight-complex="normal"/>
    </style:style>
    <style:style style:name="T12" style:family="text">
      <style:text-properties fo:font-weight="normal" officeooo:rsid="001613bc" style:font-weight-asian="normal" style:font-weight-complex="normal"/>
    </style:style>
    <style:style style:name="T13" style:family="text">
      <style:text-properties fo:font-weight="normal" officeooo:rsid="001ea3d5" style:font-weight-asian="normal" style:font-weight-complex="normal"/>
    </style:style>
    <style:style style:name="T14" style:family="text">
      <style:text-properties officeooo:rsid="00154ab6"/>
    </style:style>
    <style:style style:name="T15" style:family="text">
      <style:text-properties officeooo:rsid="001613bc"/>
    </style:style>
    <style:style style:name="T16" style:family="text">
      <style:text-properties officeooo:rsid="0017976c"/>
    </style:style>
    <style:style style:name="T17" style:family="text">
      <style:text-properties officeooo:rsid="00188920"/>
    </style:style>
    <style:style style:name="T18" style:family="text">
      <style:text-properties officeooo:rsid="00249e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Project 3: De Maakindustrie</text:h>
      <text:h text:style-name="P8" text:outline-level="1">In de praktijk gaan appels per ton (dus per gewicht en niet per stuk).</text:h>
      <text:h text:style-name="P1" text:outline-level="1"/>
      <text:h text:style-name="Heading_20_2" text:outline-level="2"><text:bookmark text:name="_Toc112583705"/><text:bookmark text:name="_Toc136290064"/><text:span text:style-name="T14">St</text:span>appenplan</text:h>
      <text:p text:style-name="P4"/>
      <text:p text:style-name="P4">Dit project bestaat uit meerdere onderdelen:<text:line-break/><text:line-break/><text:tab/><text:span text:style-name="T15">stap 0: project opzetten<text:line-break/><text:tab/>- Trello board inrichten<text:line-break/><text:tab/>- GIT inrichten <text:line-break/><text:tab/>- business vraag inventariseren: gegeven in project omschrijving</text:span></text:p>
      <text:p text:style-name="P4"/>
      <text:list xml:id="list2634361847" text:style-name="WWNum18">
        <text:list-item>
          <text:p text:style-name="P19"><text:span text:style-name="T10">Afwijking</text:span><text:span text:style-name="T11">sherkenner</text:span></text:p>
          <text:p text:style-name="P24"/>
          <text:p text:style-name="P19"><text:span text:style-name="T12">Data verzamelen </text:span><text:span text:style-name="T13">en toevoegen aan git ignore.</text:span><text:span text:style-name="T7"><text:line-break/></text:span><text:span text:style-name="T9">A</text:span><text:span text:style-name="T7">fwijking</text:span>en in appels herkennen<text:line-break/><text:span text:style-name="T7">Model trainen met Pytorch o.b.v. Computer Vision<text:line-break/>CNN ontwerpen, trainen, valideren, testen<text:line-break/>Data augmentatie toepassen: <text:line-break/>- roteren<text:line-break/>- spiegelen<text:line-break/>- verschuiven<text:line-break/>- zoomen<text:line-break/>- ruis toevoegen<text:line-break/>- kleur veranderen<text:line-break/>- eventueel afbeeldingen toevoegen (met bron vermelding)<text:line-break/>Zelfgetraind model vergelijken met Transfer learning. Resnet gebruiken.<text:line-break/></text:span><text:span text:style-name="T16">Eerst zonder augmentatie en daarna nogmaals met augmentatie.</text:span><text:span text:style-name="T7"><text:line-break/></text:span><text:span text:style-name="T16">Classificeren A (healthy) , B (blotch) , C (rot) , D (scab) <text:s/>obv train data</text:span></text:p>
          <text:p text:style-name="P19"><text:line-break/><text:span text:style-name="T18">4 scenario’s uitwerken:</text:span><text:line-break/></text:p>
        </text:list-item>
      </text:list>
      <table:table table:name="Table2" table:style-name="Table2">
        <table:table-column table:style-name="Table2.A"/>
        <table:table-column table:style-name="Table2.B"/>
        <table:table-row>
          <table:table-cell table:style-name="Table2.A1" office:value-type="string">
            <text:p text:style-name="P29">1</text:p>
          </table:table-cell>
          <table:table-cell table:style-name="Table2.A1" office:value-type="string">
            <text:p text:style-name="P29">CNN + classifier</text:p>
          </table:table-cell>
        </table:table-row>
        <table:table-row>
          <table:table-cell table:style-name="Table2.A1" office:value-type="string">
            <text:p text:style-name="P29">2</text:p>
          </table:table-cell>
          <table:table-cell table:style-name="Table2.A1" office:value-type="string">
            <text:p text:style-name="P29">Augmentation + CNN + classifier</text:p>
          </table:table-cell>
        </table:table-row>
        <table:table-row>
          <table:table-cell table:style-name="Table2.A1" office:value-type="string">
            <text:p text:style-name="P29">3</text:p>
          </table:table-cell>
          <table:table-cell table:style-name="Table2.A1" office:value-type="string">
            <text:p text:style-name="P29">Resnet + classifier</text:p>
          </table:table-cell>
        </table:table-row>
        <table:table-row>
          <table:table-cell table:style-name="Table2.A1" office:value-type="string">
            <text:p text:style-name="P29">4</text:p>
          </table:table-cell>
          <table:table-cell table:style-name="Table2.A1" office:value-type="string">
            <text:p text:style-name="P29">Augmentation + Resnet + classifier</text:p>
          </table:table-cell>
        </table:table-row>
      </table:table>
      <text:list xml:id="list91231816287603" text:continue-numbering="true" text:style-name="WWNum18">
        <text:list-header>
          <text:p text:style-name="P19"/>
          <text:p text:style-name="P20"/>
        </text:list-header>
        <text:list-item>
          <text:p text:style-name="P21"><text:span text:style-name="T9">Kwaliteitslabel<text:line-break/></text:span>Keuring uitvoeren op een of meerdere appel <text:span text:style-name="T1">batches<text:line-break/></text:span><text:span text:style-name="T2">Model testen </text:span><text:span text:style-name="T3">en kwalificeren adhv </text:span><text:span text:style-name="T4">AQL: </text:span><text:span text:style-name="T3">Acceptance Quality Limit</text:span><text:span text:style-name="T2"><text:line-break/></text:span><text:span text:style-name="T4">AQL is een</text:span><text:span text:style-name="T2"> protocol is een industriestandaard voor statistische kwaliteitscontroles.<text:line-break/></text:span><text:soft-page-break/><text:span text:style-name="T2"><text:line-break/>We hanteren de volgende kwaliteitslabels:</text:span></text:p>
          <text:p text:style-name="P20"><text:span text:style-name="T2">Klasse 1: kwaliteit appels is goed ge</text:span><text:span text:style-name="T4">n</text:span><text:span text:style-name="T2">oeg om in supermarkt of bij groe</text:span><text:span text:style-name="T5">n</text:span><text:span text:style-name="T2">teboer te liggen</text:span></text:p>
          <text:p text:style-name="P25">Klasse 2: kwaliteit appels is goed genoeg voor verwerking in appelmoes</text:p>
          <text:p text:style-name="P25">Klasse 3: kwaliteit appels is goed genoeg voor verwerking in stroop</text:p>
          <text:p text:style-name="P26">Afgekeurd: kwaliteit is onvoldoende voor bovenstaande toepassingen</text:p>
          <text:p text:style-name="P26"/>
          <text:p text:style-name="P22"><text:span text:style-name="T2"><text:line-break/></text:span><text:span text:style-name="T6">Per batch:</text:span><text:span text:style-name="T2"><text:line-break/></text:span></text:p>
        </text:list-item>
      </text:list>
      <table:table table:name="Table1" table:style-name="Table1">
        <table:table-column table:style-name="Table1.A" table:number-columns-repeated="3"/>
        <table:table-row>
          <table:table-cell table:style-name="Table1.A1" office:value-type="string">
            <text:p text:style-name="P17">Klasse</text:p>
          </table:table-cell>
          <table:table-cell table:style-name="Table1.A1" office:value-type="string">
            <text:p text:style-name="P17">AQL</text:p>
          </table:table-cell>
          <table:table-cell table:style-name="Table1.A1" office:value-type="string">
            <text:p text:style-name="P17">Omschrijving</text:p>
          </table:table-cell>
        </table:table-row>
        <table:table-row>
          <table:table-cell table:style-name="Table1.A1" office:value-type="string">
            <text:p text:style-name="P28">Klasse 1</text:p>
          </table:table-cell>
          <table:table-cell table:style-name="Table1.A1" office:value-type="string">
            <text:p text:style-name="Table_20_Contents"><text:span text:style-name="T8">AQL </text:span>&lt;<text:span text:style-name="T8">= 0.4</text:span></text:p>
          </table:table-cell>
          <table:table-cell table:style-name="Table1.A1" office:value-type="string">
            <text:p text:style-name="P5"><text:span text:style-name="T2">goed ge</text:span><text:span text:style-name="T4">n</text:span><text:span text:style-name="T2">oeg </text:span><text:span text:style-name="T5">voor</text:span><text:span text:style-name="T2"> supermarkt / groe</text:span><text:span text:style-name="T5">n</text:span><text:span text:style-name="T2">teboer </text:span></text:p>
          </table:table-cell>
        </table:table-row>
        <table:table-row>
          <table:table-cell table:style-name="Table1.A1" office:value-type="string">
            <text:p text:style-name="P28">Klasse 2</text:p>
          </table:table-cell>
          <table:table-cell table:style-name="Table1.A1" office:value-type="string">
            <text:p text:style-name="Table_20_Contents">0.4 &lt; <text:span text:style-name="T8">AQL &lt;</text:span> 6.5</text:p>
          </table:table-cell>
          <table:table-cell table:style-name="Table1.A1" office:value-type="string">
            <text:p text:style-name="P28">goed genoeg voor verwerking in appelmoes</text:p>
          </table:table-cell>
        </table:table-row>
        <table:table-row>
          <table:table-cell table:style-name="Table1.A1" office:value-type="string">
            <text:p text:style-name="P28">Klasse 3</text:p>
          </table:table-cell>
          <table:table-cell table:style-name="Table1.A1" office:value-type="string">
            <text:p text:style-name="Table_20_Contents">6.5 &lt; <text:span text:style-name="T8">AQL &lt;</text:span> 15.0</text:p>
          </table:table-cell>
          <table:table-cell table:style-name="Table1.A1" office:value-type="string">
            <text:p text:style-name="P28">goed genoeg voor verwerking in stroop</text:p>
          </table:table-cell>
        </table:table-row>
        <table:table-row>
          <table:table-cell table:style-name="Table1.A1" office:value-type="string">
            <text:p text:style-name="P28">Afgekeurd</text:p>
          </table:table-cell>
          <table:table-cell table:style-name="Table1.A1" office:value-type="string">
            <text:p text:style-name="P16">AQL &gt; 15.0</text:p>
          </table:table-cell>
          <table:table-cell table:style-name="Table1.A1" office:value-type="string">
            <text:p text:style-name="P28">onvoldoende voor bovenstaande toepassingen</text:p>
          </table:table-cell>
        </table:table-row>
      </table:table>
      <text:list xml:id="list91231918293177" text:continue-numbering="true" text:style-name="WWNum18">
        <text:list-header>
          <text:p text:style-name="P27"><text:line-break/></text:p>
        </text:list-header>
        <text:list-item>
          <text:p text:style-name="P23">Statistieken<text:line-break/><text:span text:style-name="T9">Statistieken</text:span> over de <text:span text:style-name="T1">batches</text:span> weergeven<text:line-break/><text:span text:style-name="T7">Welke statistieken?<text:line-break/><text:line-break/>Statistieken:</text:span></text:p>
          <text:p text:style-name="P23">Naast een kwaliteitslabel (en de b<text:span text:style-name="T17">et</text:span>rouwbaarheid van het label) toont de applicatie ook het</text:p>
          <text:p text:style-name="P23">aantal gezonde en zieke appels, de laatste uitgesplitst in de categorieën gevlekt ( blotch),</text:p>
          <text:p text:style-name="P23">rot (rot) en schurft (scab).<text:line-break/><text:line-break/><text:span text:style-name="T17">Kun je obv samples iets zeggen over de hele partij? En hoe groot moet de sample size dan minimaal zijn?</text:span><text:line-break/></text:p>
        </text:list-item>
        <text:list-item>
          <text:p text:style-name="P20"><text:span text:style-name="T9">Chat functionaliteit<text:line-break/></text:span>Statistieken uitvragen via <text:span text:style-name="T9">een </text:span>chat<text:span text:style-name="T9">venster obv SBERT</text:span><text:line-break/><text:span text:style-name="T7">NLP?<text:line-break/><text:line-break/>Het gaat hierbij om de </text:span>herkenning van de semantische overeenkomst tussen zinnen die de gebruiker intypt en standaardzinnen waarop een standaardantwoord voorhanden is. Zo’n standaardantwoord kan variabele parameters bevatten zoals aantallen. Een voorbeeld:</text:p>
          <text:p text:style-name="P20"><text:line-break/>Vraag: “Hoeveel procent van de appels is gezond?”</text:p>
          <text:p text:style-name="P20">Antwoord: “{X} (bijv. 14) van de {Y} (bijv. 20) appels zijn gezond dus dat is {P}% (bijv.</text:p>
          <text:p text:style-name="P20"><text:soft-page-break/>70%)”<text:line-break/><text:line-break/><text:span text:style-name="T17">Welke vragen wil je kunnen stellen?</text:span></text:p>
        </text:list-item>
      </text:list>
      <text:p text:style-name="P2"/>
      <text:p text:style-name="P3"/>
      <text:h text:style-name="Heading_20_2" text:outline-level="2">Deliverables</text:h>
      <text:p text:style-name="P2">Vastlegging van inzichten en experimenten in een Jupyter Notebook</text:p>
      <text:p text:style-name="P2">Korte onderbouwing van gemaakte keuzes (ontwerp, implementatie)</text:p>
      <text:p text:style-name="P2">Overzicht van de testresultaten (nauwkeurigheid, foutmarges) en advies</text:p>
      <text:p text:style-name="P2">(bruikbaarheid?)</text:p>
      <text:p text:style-name="P2">Uitdraai van de git historie (geeft een beeld van het software development</text:p>
      <text:p text:style-name="P2">proces)</text:p>
      <text:p text:style-name="P2">De uiteindelijke broncode moet als zip-bestand worden ge-upload naar je eigen</text:p>
      <text:p text:style-name="P2">Teams kanaal. Volg hiervoor de stappen op</text:p>
      <text:p text:style-name="P6"><text:a xlink:type="simple" xlink:href="https://github.com/AlxcNL/MakeAIWork2/blob/main/PROJECT_EXPORT.md" text:style-name="Internet_20_link" text:visited-style-name="Visited_20_Internet_20_Link">https://github.com/AlxcNL/MakeAIWork2/blob/main/PROJECT_EXPORT.md</text:a></text:p>
      <text:p text:style-name="P6"/>
      <text:h text:style-name="Heading_20_2" text:outline-level="2">User stories</text:h>
      <text:p text:style-name="P9">Stappenplan opdelen in user stories</text:p>
      <text:p text:style-name="P9"/>
      <text:h text:style-name="P18" text:outline-level="2">Daily Kata Starter Questions</text:h>
      <text:p text:style-name="P9">1) Wat is het einddoel? Wat heb en kun je aan het einde van het project?</text:p>
      <text:p text:style-name="P9">2) Waar sta je nu?</text:p>
      <text:p text:style-name="P9">3) Zijn er obstakels die je verhinderen om het doel te bereiken?</text:p>
      <text:p text:style-name="P9">Zo ja, van welke ondervind je op dit moment hinder?</text:p>
      <text:p text:style-name="P9">4) Gegeven het einddoel en waar je nu staat, wat is de volgende stap?</text:p>
      <text:p text:style-name="P9">5) Hoe kun je de stap dusdanig klein maken dat je die vandaag in zijn geheel kunt</text:p>
      <text:p text:style-name="P9">nemen?</text:p>
      <text:p text:style-name="P9"/>
      <text:p text:style-name="P9"/>
      <text:p text:style-name="P10">Scrum: Epic / verdelen in user stories</text:p>
      <text:p text:style-name="P10">en de user stories verdelen in taken.</text:p>
      <text:p text:style-name="P10"/>
      <text:p text:style-name="P10">discriminator: kan onderscheid maken</text:p>
      <text:p text:style-name="P10"/>
      <text:p text:style-name="P12">taken:</text:p>
      <text:p text:style-name="P10">- data pipeline van apple images</text:p>
      <text:p text:style-name="P10">- EDA</text:p>
      <text:p text:style-name="P10">- techniek selecteren: CNN plus classifier / <text:span text:style-name="T15">variant met Resnet</text:span></text:p>
      <text:p text:style-name="P10">- infra nodig om te trainen</text:p>
      <text:p text:style-name="P11">- model trainen om appels te classificeren</text:p>
      <text:p text:style-name="P11">- <text:span text:style-name="T15">prototypen als manier van werken</text:span></text:p>
      <text:p text:style-name="P11"/>
      <text:p text:style-name="P11"/>
      <text:p text:style-name="P11"/>
      <text:h text:style-name="P18" text:outline-level="2">Data pipeline</text:h>
      <text:p text:style-name="P13"/>
      <text:p text:style-name="P14">Data ophalen: staan in mappen. Kan je dat geautomatiseerd binnen halen?</text:p>
      <text:p text:style-name="P14"/>
      <text:p text:style-name="P14">Data exploration: wat is de kwaliteit van de images?</text:p>
      <text:p text:style-name="P14"/>
      <text:p text:style-name="P14">Wat zijn de categorieën? Ben ik in staat om die zelf als mens waar te nemen?</text:p>
      <text:p text:style-name="P14"/>
      <text:p text:style-name="P14">Feature extraction: welke eigenschappen zijn onderscheidend? Welke combinaties kan ik maken?</text:p>
      <text:p text:style-name="P14"/>
      <text:p text:style-name="P14">Data storage: waar sla je de bewerkte data op? Save data als tensors?</text:p>
      <text:p text:style-name="P14">Ook een centrale plaats van het model voor build en run. Save model.</text:p>
      <text:p text:style-name="P14"/>
      <text:p text:style-name="P14">Data selection: </text:p>
      <text:p text:style-name="P14">- genoeg samples per cat? Kan je uitbreiden mbv augmentatie. Graag deze aangemaakte / fake data in aparte mappen plaatsen.</text:p>
      <text:p text:style-name="P14">- welke samples weglaten? Zoals aan een boom of op een schilderij. Wel bruikbaar om te testen?</text:p>
      <text:p text:style-name="P14">- onderverdelen in train en test</text:p>
      <text:p text:style-name="P14"/>
      <text:p text:style-name="P14"/>
      <text:p text:style-name="P15">Belangrijkste conclusie: de plaatjes hebben verschillende afmetingen, dus dat moet je uniformeren. Dat is een pre processing stap. Dat kan bijvoorbeeld met croppen waarbij je alleen het deel van de afbeelding neemt dat belangrijk is. Zo weet je al dat het een appel is maar moet je controleren op afwijkingen op die appel.</text:p>
      <text:p text:style-name="P15">Andere manier: gebruik alleen de plaatjes die van een bepaald formaat zijn en die niet dubbel of ge-augmenteerd in de set zitten. </text:p>
      <text:p text:style-name="P15">Kan je de plaatjes reduceren tot zwartwit? Heb je dan genoeg info om te classificeren?</text:p>
      <text:p text:style-name="P15"/>
      <text:p text:style-name="P15"><text:a xlink:type="simple" xlink:href="https://stackoverflow.com/questions/64971976/how-to-resize-a-batch-of-images-for-use-with-pytorch-linear-regression" text:style-name="Internet_20_link" text:visited-style-name="Visited_20_Internet_20_Link">https://stackoverflow.com/questions/64971976/how-to-resize-a-batch-of-images-for-use-with-pytorch-linear-regression</text:a></text:p>
      <text:p text:style-name="P15"/>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tyle:font-family-generic="roman" style:font-pitch="variable"/>
    <style:font-face style:name="Times New Roman" svg:font-family="'Times New Roman'"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eading_20_1" style:display-name="Heading 1" style:family="paragraph" style:next-style-name="No_20_Spacing" style:default-outline-level="1" style:list-style-name="" style:class="text">
      <style:paragraph-properties fo:margin-top="0.1665in" fo:margin-bottom="0in" style:contextual-spacing="false" fo:text-align="start" style:justify-single-word="false" fo:keep-together="always" fo:orphans="2" fo:widows="2" fo:keep-with-next="always" style:writing-mode="lr-tb"/>
      <style:text-properties fo:color="#5f4e80" loext:opacity="100%" style:font-name="Open Sans" fo:font-family="'Open Sans'" style:font-family-generic="roman" style:font-pitch="variable" fo:font-weight="bold" style:font-name-asian="等线 Light" style:font-family-asian="'等线 Light'" style:font-family-generic-asian="system" style:font-pitch-asian="variable" style:font-weight-asian="bold" style:font-name-complex="Times New Roman" style:font-family-complex="'Times New Roman'" style:font-family-generic-complex="system" style:font-pitch-complex="variable" style:font-size-complex="16pt"/>
    </style:style>
    <style:style style:name="No_20_Spacing" style:display-name="No Spacing" style:family="paragraph" style:parent-style-name="Standard" style:next-style-name="Standard"/>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0T09:28:22.524541506</meta:creation-date>
    <dc:date>2023-05-31T09:12:30.973585942</dc:date>
    <meta:editing-duration>PT2H24M37S</meta:editing-duration>
    <meta:editing-cycles>14</meta:editing-cycles>
    <meta:generator>LibreOffice/7.3.7.2$Linux_X86_64 LibreOffice_project/30$Build-2</meta:generator>
    <meta:document-statistic meta:table-count="2" meta:image-count="0" meta:object-count="0" meta:page-count="6" meta:paragraph-count="90" meta:word-count="830" meta:character-count="5343" meta:non-whitespace-character-count="4588"/>
  </office:meta>
</office:document-meta>
</file>